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9f20" officeooo:paragraph-rsid="000f9f20"/>
    </style:style>
    <style:style style:name="P2" style:family="paragraph" style:parent-style-name="Standard" style:list-style-name="List_20_1">
      <style:text-properties officeooo:rsid="000f9f20" officeooo:paragraph-rsid="000f9f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 commands</text:p>
      <text:p text:style-name="P1"><text:s text:c="2"/></text:p>
      <table:table table:name="Table1" table:style-name="Table1">
        <table:table-column table:style-name="Table1.A" table:number-columns-repeated="2"/>
        <table:table-row table:style-name="TableLine94602236996608">
          <table:table-cell table:style-name="Table1.A1" office:value-type="string">
            <text:p text:style-name="P1">%d</text:p>
          </table:table-cell>
          <table:table-cell table:style-name="Table1.B1" office:value-type="string">
            <text:p text:style-name="P1">for int</text:p>
          </table:table-cell>
        </table:table-row>
        <table:table-row table:style-name="TableLine94602236996608">
          <table:table-cell table:style-name="Table1.A2" office:value-type="string">
            <text:p text:style-name="P1">%c </text:p>
          </table:table-cell>
          <table:table-cell table:style-name="Table1.B2" office:value-type="string">
            <text:p text:style-name="P1">for single char</text:p>
          </table:table-cell>
        </table:table-row>
        <table:table-row table:style-name="TableLine94602236996608">
          <table:table-cell table:style-name="Table1.A2" office:value-type="string">
            <text:p text:style-name="P1">%s </text:p>
          </table:table-cell>
          <table:table-cell table:style-name="Table1.B2" office:value-type="string">
            <text:p text:style-name="P1">for multiple char</text:p>
          </table:table-cell>
        </table:table-row>
        <table:table-row table:style-name="TableLine94602236996608">
          <table:table-cell table:style-name="Table1.A2" office:value-type="string">
            <text:p text:style-name="P1">%x</text:p>
          </table:table-cell>
          <table:table-cell table:style-name="Table1.B2" office:value-type="string">
            <text:p text:style-name="P1">for hexa deciamal</text:p>
          </table:table-cell>
        </table:table-row>
        <table:table-row table:style-name="TableLine94602236996608">
          <table:table-cell table:style-name="Table1.A2" office:value-type="string">
            <text:p text:style-name="P1">%p </text:p>
          </table:table-cell>
          <table:table-cell table:style-name="Table1.B2" office:value-type="string">
            <text:p text:style-name="P1">for porinter variables</text:p>
          </table:table-cell>
        </table:table-row>
        <table:table-row table:style-name="TableLine9460223699660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list xml:id="list3709735387" text:style-name="List_20_1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2T12:01:40.385248417</meta:creation-date>
    <dc:date>2022-06-22T12:04:57.826964153</dc:date>
    <meta:editing-duration>PT3M17S</meta:editing-duration>
    <meta:editing-cycles>1</meta:editing-cycles>
    <meta:document-statistic meta:table-count="1" meta:image-count="0" meta:object-count="0" meta:page-count="1" meta:paragraph-count="13" meta:word-count="22" meta:character-count="104" meta:non-whitespace-character-count="89"/>
    <meta:generator>LibreOffice/6.4.7.2$Linux_X86_64 LibreOffice_project/40$Build-2</meta:generator>
  </office:meta>
</office:document-meta>
</file>